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11dbe" officeooo:paragraph-rsid="00211dbe"/>
    </style:style>
    <style:style style:name="P2" style:family="paragraph" style:parent-style-name="Standard">
      <style:text-properties fo:font-variant="normal" fo:text-transform="none" fo:color="#212121" loext:opacity="100%" style:font-name="Andale Mono" fo:font-size="12.75pt" fo:letter-spacing="normal" fo:language="pt" fo:country="BR" fo:font-style="normal" fo:font-weight="normal" officeooo:rsid="00211dbe" officeooo:paragraph-rsid="003106cf" style:font-weight-asian="normal" style:font-weight-complex="normal"/>
    </style:style>
    <style:style style:name="P3" style:family="paragraph" style:parent-style-name="Standard">
      <style:text-properties fo:font-variant="normal" fo:text-transform="none" fo:color="#212121" loext:opacity="100%" style:font-name="Andale Mono" fo:font-size="12.75pt" fo:letter-spacing="normal" fo:language="pt" fo:country="BR" fo:font-style="normal" fo:font-weight="normal" officeooo:rsid="00211dbe" officeooo:paragraph-rsid="00211dbe" style:font-weight-asian="normal" style:font-weight-complex="normal"/>
    </style:style>
    <style:style style:name="P4" style:family="paragraph" style:parent-style-name="Standard">
      <style:text-properties style:font-name="Andale Mono" fo:language="pt" fo:country="BR" officeooo:rsid="001d99da" officeooo:paragraph-rsid="001d99da"/>
    </style:style>
    <style:style style:name="P5" style:family="paragraph" style:parent-style-name="Standard">
      <style:text-properties style:font-name="Andale Mono" fo:language="pt" fo:country="BR" officeooo:rsid="0023f910" officeooo:paragraph-rsid="0023f910"/>
    </style:style>
    <style:style style:name="P6" style:family="paragraph" style:parent-style-name="Standard" style:list-style-name="L1">
      <style:text-properties style:font-name="Andale Mono" fo:language="pt" fo:country="BR" officeooo:rsid="0023f910" officeooo:paragraph-rsid="0023f910"/>
    </style:style>
    <style:style style:name="P7" style:family="paragraph" style:parent-style-name="Standard">
      <style:text-properties style:font-name="Andale Mono" fo:language="pt" fo:country="BR" fo:font-weight="bold" officeooo:rsid="001d99da" officeooo:paragraph-rsid="001d99da" style:font-weight-asian="bold" style:font-weight-complex="bold"/>
    </style:style>
    <style:style style:name="P8" style:family="paragraph" style:parent-style-name="Standard" style:list-style-name="L3">
      <style:text-properties style:font-name="Andale Mono" fo:language="pt" fo:country="BR" fo:font-weight="bold" officeooo:rsid="001d99da" officeooo:paragraph-rsid="001d99da" style:font-weight-asian="bold" style:font-weight-complex="bold"/>
    </style:style>
    <style:style style:name="P9" style:family="paragraph" style:parent-style-name="Standard" style:list-style-name="L2">
      <style:text-properties style:font-name="Andale Mono" fo:language="pt" fo:country="BR" fo:font-weight="bold" officeooo:rsid="001f5e6f" officeooo:paragraph-rsid="001f5e6f" style:font-weight-asian="bold" style:font-weight-complex="bold"/>
    </style:style>
    <style:style style:name="P10" style:family="paragraph" style:parent-style-name="Standard">
      <style:text-properties style:font-name="Andale Mono" fo:language="pt" fo:country="BR" fo:font-weight="bold" officeooo:rsid="001f5e6f" officeooo:paragraph-rsid="001f5e6f" style:font-weight-asian="bold" style:font-weight-complex="bold"/>
    </style:style>
    <style:style style:name="P11" style:family="paragraph" style:parent-style-name="Standard">
      <style:text-properties style:font-name="Andale Mono" fo:language="pt" fo:country="BR" fo:font-weight="bold" officeooo:rsid="001f5e6f" officeooo:paragraph-rsid="00211dbe" style:font-weight-asian="bold" style:font-weight-complex="bold"/>
    </style:style>
    <style:style style:name="P12" style:family="paragraph" style:parent-style-name="Standard" style:list-style-name="L3">
      <style:text-properties style:font-name="Andale Mono" fo:language="pt" fo:country="BR" fo:font-weight="bold" officeooo:rsid="001f5e6f" officeooo:paragraph-rsid="001f5e6f" style:font-weight-asian="bold" style:font-weight-complex="bold"/>
    </style:style>
    <style:style style:name="P13" style:family="paragraph" style:parent-style-name="Standard">
      <style:text-properties style:font-name="Andale Mono" fo:language="pt" fo:country="BR" fo:font-weight="bold" officeooo:rsid="00211dbe" officeooo:paragraph-rsid="00211dbe" style:font-weight-asian="bold" style:font-weight-complex="bold"/>
    </style:style>
    <style:style style:name="P14" style:family="paragraph" style:parent-style-name="Standard">
      <style:text-properties style:font-name="Andale Mono" fo:language="pt" fo:country="BR" fo:font-weight="bold" officeooo:rsid="002634bc" officeooo:paragraph-rsid="002634bc" style:font-weight-asian="bold" style:font-weight-complex="bold"/>
    </style:style>
    <style:style style:name="P15" style:family="paragraph" style:parent-style-name="Standard">
      <style:text-properties style:font-name="Andale Mono" fo:language="pt" fo:country="BR" fo:font-weight="normal" officeooo:rsid="00211dbe" officeooo:paragraph-rsid="00211dbe" style:font-weight-asian="normal" style:font-weight-complex="normal"/>
    </style:style>
    <style:style style:name="P16" style:family="paragraph" style:parent-style-name="Standard">
      <style:text-properties style:font-name="Andale Mono" fo:language="pt" fo:country="BR" fo:font-weight="normal" officeooo:rsid="00262a26" officeooo:paragraph-rsid="00262a26" style:font-weight-asian="normal" style:font-weight-complex="normal"/>
    </style:style>
    <style:style style:name="P17" style:family="paragraph" style:parent-style-name="Standard">
      <style:text-properties style:font-name="Andale Mono" fo:language="pt" fo:country="BR" fo:font-weight="normal" officeooo:rsid="002634bc" officeooo:paragraph-rsid="001f5e6f" style:font-weight-asian="normal" style:font-weight-complex="normal"/>
    </style:style>
    <style:style style:name="P18" style:family="paragraph" style:parent-style-name="Standard">
      <style:text-properties style:font-name="Andale Mono" fo:language="pt" fo:country="BR" fo:font-weight="normal" officeooo:rsid="002634bc" officeooo:paragraph-rsid="002634bc" style:font-weight-asian="normal" style:font-weight-complex="normal"/>
    </style:style>
    <style:style style:name="P19" style:family="paragraph" style:parent-style-name="Standard">
      <style:text-properties style:font-name="Andale Mono" fo:language="pt" fo:country="BR" fo:font-weight="normal" officeooo:rsid="001f5e6f" officeooo:paragraph-rsid="001f5e6f" style:font-weight-asian="normal" style:font-weight-complex="normal"/>
    </style:style>
    <style:style style:name="P20" style:family="paragraph" style:parent-style-name="Standard">
      <style:text-properties style:font-name="Andale Mono" fo:language="pt" fo:country="BR" fo:font-weight="normal" officeooo:rsid="003106cf" officeooo:paragraph-rsid="003106cf" style:font-weight-asian="normal" style:font-weight-complex="normal"/>
    </style:style>
    <style:style style:name="P21" style:family="paragraph" style:parent-style-name="Standard">
      <style:text-properties style:font-name="Andale Mono" fo:language="pt" fo:country="BR" officeooo:rsid="0028491f" officeooo:paragraph-rsid="0028491f"/>
    </style:style>
    <style:style style:name="P22" style:family="paragraph" style:parent-style-name="Standard">
      <style:text-properties style:font-name="Andale Mono" fo:language="pt" fo:country="BR" officeooo:rsid="0028491f" officeooo:paragraph-rsid="003106cf"/>
    </style:style>
    <style:style style:name="P23" style:family="paragraph" style:parent-style-name="Standard">
      <style:text-properties style:font-name="Andale Mono" fo:language="pt" fo:country="BR" officeooo:rsid="002bc0aa" officeooo:paragraph-rsid="002bc0aa"/>
    </style:style>
    <style:style style:name="P24" style:family="paragraph" style:parent-style-name="Standard">
      <style:text-properties style:font-name="Andale Mono" fo:language="pt" fo:country="BR" officeooo:rsid="002c0914" officeooo:paragraph-rsid="002c0914"/>
    </style:style>
    <style:style style:name="P25" style:family="paragraph" style:parent-style-name="Standard">
      <style:text-properties style:font-name="Andale Mono" fo:language="pt" fo:country="BR" officeooo:rsid="00211dbe" officeooo:paragraph-rsid="00211dbe"/>
    </style:style>
    <style:style style:name="P26" style:family="paragraph" style:parent-style-name="Standard">
      <style:text-properties style:font-name="Andale Mono" fo:font-size="20pt" fo:language="pt" fo:country="BR" fo:font-weight="bold" officeooo:rsid="001f5e6f" officeooo:paragraph-rsid="001f5e6f" style:font-size-asian="20pt" style:font-weight-asian="bold" style:font-size-complex="20pt" style:font-weight-complex="bold"/>
    </style:style>
    <style:style style:name="P27" style:family="paragraph" style:parent-style-name="Standard" style:list-style-name="L3">
      <style:text-properties style:font-name="Andale Mono" fo:font-size="20pt" fo:language="pt" fo:country="BR" fo:font-weight="bold" officeooo:rsid="001f5e6f" officeooo:paragraph-rsid="001f5e6f" style:font-size-asian="20pt" style:font-weight-asian="bold" style:font-size-complex="20pt" style:font-weight-complex="bold"/>
    </style:style>
    <style:style style:name="P28" style:family="paragraph" style:parent-style-name="Standard">
      <style:text-properties style:font-name="Andale Mono" fo:font-size="20pt" fo:language="pt" fo:country="BR" fo:font-weight="bold" officeooo:rsid="003106cf" officeooo:paragraph-rsid="001f5e6f" style:font-size-asian="20pt" style:font-weight-asian="bold" style:font-size-complex="20pt" style:font-weight-complex="bold"/>
    </style:style>
    <style:style style:name="P29" style:family="paragraph" style:parent-style-name="Standard">
      <style:text-properties style:font-name="Andale Mono" fo:font-size="16pt" fo:language="pt" fo:country="BR" fo:font-weight="bold" officeooo:rsid="003106cf" officeooo:paragraph-rsid="003106cf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Andale Mono" fo:font-size="16pt" fo:language="pt" fo:country="BR" fo:font-weight="bold" officeooo:rsid="003106cf" officeooo:paragraph-rsid="002c0914" style:font-size-asian="16pt" style:font-weight-asian="bold" style:font-size-complex="16pt" style:font-weight-complex="bold"/>
    </style:style>
    <style:style style:name="P31" style:family="paragraph" style:parent-style-name="Standard">
      <style:text-properties style:font-name="Andale Mono" fo:font-size="16pt" fo:language="pt" fo:country="BR" fo:font-style="normal" fo:font-weight="bold" officeooo:rsid="002c0914" officeooo:paragraph-rsid="002c0914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variant="normal" fo:text-transform="none" fo:color="#212121" loext:opacity="100%" fo:font-size="12.75pt" fo:letter-spacing="normal" fo:font-style="normal"/>
    </style:style>
    <style:style style:name="T2" style:family="text">
      <style:text-properties fo:font-variant="normal" fo:text-transform="none" fo:color="#212121" loext:opacity="100%" fo:font-size="12.75pt" fo:letter-spacing="normal" fo:font-style="normal" officeooo:rsid="003106cf"/>
    </style:style>
    <style:style style:name="T3" style:family="text">
      <style:text-properties officeooo:rsid="002634b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106cf" style:font-weight-asian="normal" style:font-weight-complex="normal"/>
    </style:style>
    <style:style style:name="T6" style:family="text">
      <style:text-properties fo:font-weight="normal" officeooo:rsid="002634bc" style:font-weight-asian="normal" style:font-weight-complex="normal"/>
    </style:style>
    <style:style style:name="T7" style:family="text">
      <style:text-properties officeooo:rsid="002c0914"/>
    </style:style>
    <style:style style:name="T8" style:family="text">
      <style:text-properties officeooo:rsid="003106cf"/>
    </style:style>
    <style:style style:name="T9" style:family="text">
      <style:text-properties style:font-name="Andale Mono" fo:language="pt" fo:country="BR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ção ao HTML</text:p>
      <text:p text:style-name="P4"/>
      <text:p text:style-name="P5">INDICE:</text:p>
      <text:list text:style-name="L1">
        <text:list-item>
          <text:p text:style-name="P6">Historia da web</text:p>
        </text:list-item>
        <text:list-item>
          <text:p text:style-name="P6">O que são clients</text:p>
        </text:list-item>
        <text:list-item>
          <text:p text:style-name="P6">O que são servers</text:p>
        </text:list-item>
        <text:list-item>
          <text:p text:style-name="P6">Linguagens de programação</text:p>
        </text:list-item>
      </text:list>
      <text:p text:style-name="P4"/>
      <text:p text:style-name="P7"/>
      <text:list text:style-name="L2">
        <text:list-item>
          <text:p text:style-name="P9">Introducao ao HTML</text:p>
        </text:list-item>
      </text:list>
      <text:list xml:id="list182959971" text:style-name="L3">
        <text:list-item>
          <text:list>
            <text:list-item>
              <text:p text:style-name="P8">Estrutura Basica do HTML</text:p>
            </text:list-item>
            <text:list-item>
              <text:p text:style-name="P8">Sobre Tags</text:p>
            </text:list-item>
            <text:list-item>
              <text:p text:style-name="P8">Textos</text:p>
            </text:list-item>
            <text:list-item>
              <text:p text:style-name="P8">Listas ordenadas e Não ordenadas</text:p>
            </text:list-item>
            <text:list-item>
              <text:p text:style-name="P8">Links</text:p>
            </text:list-item>
          </text:list>
        </text:list-item>
      </text:list>
      <text:p text:style-name="P10"/>
      <text:p text:style-name="P10"/>
      <text:p text:style-name="P10"/>
      <text:p text:style-name="P26"><text:span text:style-name="T8">H</text:span>istoria da web</text:p>
      <text:p text:style-name="P26"/>
      <text:p text:style-name="P15">A Historia dos computadores é bem antiga remonta desde a contadores mecânicos da idade morderna como a calculadora de pascal, o tear mecanico controlado por cartoes perfurados, a máquina analitica de Babbage, capaz de armazenar informacoes. Em seguida Alan Turing t<text:span text:style-name="T1">eorizou o modelo matemático de uma máquina abstrata de uso geral (Máquina de Turing), um computador de uso geral (como a Máquina Analítica de Babbage) que é capaz de emular qualquer unidade computacional existente, sendo conhecido por isso e diversas outras contribuicoes no campo da computacao como o pai da computacao. Em 1944 é construido o mark 1 primeiro computador eletromecanico, um computador gigante, após outros serem construidos <text:tab/>houve a criacao dos transistores que revolucionaria o mundo de forma geral por, por possibilitar a construcao de computadores muito menores e mais rapidos. Com a evolucao dos transistores surge os circuitos integrados, que deixa ainda menores os elementos eletrônicos. Possibilitando a cria</text:span><text:span text:style-name="T2">ç</text:span><text:span text:style-name="T1">ão de computadores portáte</text:span><text:span text:style-name="T2">i</text:span><text:span text:style-name="T1">s e muito mais rápidos e eficientes, </text:span><text:span text:style-name="T2">culminando com o </text:span><text:span text:style-name="T1">surg</text:span><text:span text:style-name="T2">imento dos</text:span><text:span text:style-name="T1"> os microprocessadores que possibilita computadores ainda menores </text:span><text:span text:style-name="T2">e cada vez mais velozes.</text:span></text:p>
      <text:p text:style-name="P11"/>
      <text:p text:style-name="P2">Seguindo esse desenvolvimento o departamento de defesa dos Estados unidos criam a arpanet, uma rede de informacoes ligando empresas e universidades, sendo essa precursora da internet, após vários avancos em 1989 Tim Bernes -Lee desenvolveu a world wide web para facilitar seu trabalho no CERN, algo q<text:span text:style-name="T8">ue</text:span> se tornou muito popular e <text:span text:style-name="T8">acabou sendo</text:span> disponibiliz<text:span text:style-name="T8">ado</text:span> ao publico, <text:span text:style-name="T8">a partir disso houve a necessidade da </text:span><text:s/>cria<text:span text:style-name="T8">ção de um navegador web sendo o primeiro deles o</text:span> MOSAIC</text:p>
      <text:p text:style-name="P2"><text:soft-page-break/></text:p>
      <text:p text:style-name="P2"><text:span text:style-name="T8">O mundo da computação teve muitos grandes nomes durante sua evoluçaõ e continua tendo como por exemplo,</text:span>Babage, ada Lovelace, Alan turing, Grace Murray Hopper, Joseph C.R. Licklider, <text:span text:style-name="T8">S</text:span>teve <text:span text:style-name="T8">J</text:span>obs <text:span text:style-name="T8">e Mark Zuckerberg.</text:span></text:p>
      <text:p text:style-name="P10"/>
      <text:p text:style-name="P10"/>
      <text:list xml:id="list211024004771257" text:continue-numbering="true" text:style-name="L3">
        <text:list-header>
          <text:p text:style-name="P27"/>
        </text:list-header>
      </text:list>
      <text:p text:style-name="P26"><text:span text:style-name="T8">O</text:span> que são clients</text:p>
      <text:p text:style-name="P3">Consume a informacao na internet, requerem informacao, arquivos html, css, javascript, imagens.</text:p>
      <text:p text:style-name="P10">Navegadores<text:tab/></text:p>
      <text:p text:style-name="P10">aplicacoes web </text:p>
      <text:p text:style-name="P3">servicos que rodam na internet, que não precisam ser instalados</text:p>
      <text:p text:style-name="P13">desktops</text:p>
      <text:p text:style-name="P13">tablets</text:p>
      <text:p text:style-name="P13">front end, <text:s/>responsividade</text:p>
      <text:p text:style-name="P10">dispositivos moveis</text:p>
      <text:p text:style-name="P3">Uma quantidade massiva de usuarios de dispositivos moveis, consumenem internet por eles</text:p>
      <text:p text:style-name="P10"/>
      <text:p text:style-name="P26"><text:span text:style-name="T8">O</text:span> que são servers</text:p>
      <text:p text:style-name="P26"/>
      <text:p text:style-name="P19"><text:span text:style-name="T8">S</text:span>obre servidores: É <text:span text:style-name="T8">um hardware com grande capacidade de processamento, que através de softwares específicos é capaz de conectar outros computadores através de uma rede, executar solicitações feitos pelos clientes, através do envio e recebimento de informações e gerenciamento de banco de dados. Um sevidor consegue centralizar uma grande quantidade de operaçoẽs virtuais.</text:span></text:p>
      <text:p text:style-name="P20"/>
      <text:p text:style-name="P28">tipos de servidores</text:p>
      <text:p text:style-name="P28"/>
      <text:p text:style-name="P20"><text:span text:style-name="T11">Existem diversos tipos de servidores entre eles: servidores para armazenar arquivos, servidores de e-mails, de streams, servidores web</text:span></text:p>
      <text:p text:style-name="P20"><text:span text:style-name="T11"/></text:p>
      <text:p text:style-name="P26">Linguagem de programacao</text:p>
      <text:p text:style-name="P10"/>
      <text:p text:style-name="P16">É <text:span text:style-name="T8">um l</text:span>inguagem formal, que especifica um conjuto de instruçoes que serão executadas pelo computador e usadas para criar um software. Exemplos: Javascript, Pyhon, Java, C#, R, Lua.</text:p>
      <text:p text:style-name="P16"/>
      <text:p text:style-name="P17"><text:span text:style-name="T8">Existem l</text:span>inguagens que serão <text:span text:style-name="T8">mais utilizadas para </text:span>criar instruçoes e softwares que geralmete são muito utilizadas em servidores, <text:span text:style-name="T8">essas seriam liguagens mais voltadas para o server-side.</text:span> Exemplos: PHP, C#, JAVA,RUBY.</text:p>
      <text:p text:style-name="P10"/>
      <text:p text:style-name="P10"><text:soft-page-break/>Client-side</text:p>
      <text:p text:style-name="P14"><text:span text:style-name="T5">Também existem l</text:span><text:span text:style-name="T4">inguagens que são muito utilizadas para criar instruçoes e softwares do lado</text:span> <text:span text:style-name="T4">do cliente, na web, como os navegadores, como por exemplo o Javascript, </text:span><text:span text:style-name="T5">e ao mesmo tempo também pode ser usada para desenvolvimento do lado do servidor</text:span></text:p>
      <text:p text:style-name="P18"/>
      <text:p text:style-name="P10"><text:span text:style-name="T5">H</text:span><text:span text:style-name="T4">tml não é linhuagem de programacao é </text:span><text:span text:style-name="T6">um arquivo de texto que possui delimitadores que serao interpretados pelos navegadores e outros softwares para estruturar um pagina web</text:span></text:p>
      <text:p text:style-name="P10"><text:span text:style-name="T6"/></text:p>
      <text:p text:style-name="P10"><text:span text:style-name="T6"/></text:p>
      <text:list xml:id="list211023832614757" text:continue-numbering="true" text:style-name="L3">
        <text:list-item>
          <text:list>
            <text:list-header>
              <text:p text:style-name="P12"/>
            </text:list-header>
          </text:list>
        </text:list-item>
      </text:list>
      <text:p text:style-name="P21"/>
      <text:p text:style-name="P22"><text:span text:style-name="T10">Estrutura basica do html:</text:span></text:p>
      <text:p text:style-name="P22"><text:span text:style-name="T10"/></text:p>
      <text:p text:style-name="P22">index html, é a pagina principal,</text:p>
      <text:p text:style-name="P21">tags principais </text:p>
      <text:p text:style-name="P21">&lt;html&gt;&lt;/html&gt; <text:s text:c="2"/>: indica ao navegador o inicio do arquivo html</text:p>
      <text:p text:style-name="P21">&lt;head&gt;&lt;/head&gt; <text:s text:c="2"/>: coisas que serao pre carregadas mas não serao exibidas na pagina</text:p>
      <text:p text:style-name="P21">&lt;body&gt;&lt;/body&gt; <text:s/>: parte do qrquivo que sera exibida para o usuario</text:p>
      <text:p text:style-name="P21">existem tags que não tem fechamento</text:p>
      <text:p text:style-name="P21">exemplo: &lt;input <text:s/>/&gt; e &lt;img/&gt;</text:p>
      <text:p text:style-name="P21">atributos são propriedades que as tags podem receber</text:p>
      <text:p text:style-name="P21">principais atributos: id; style; class</text:p>
      <text:p text:style-name="P21"/>
      <text:p text:style-name="P21"/>
      <text:p text:style-name="P29">Tags de formatação</text:p>
      <text:p text:style-name="P23">tags &lt;h1&gt; ate &lt;h6&gt; são titulos e subtitulos</text:p>
      <text:p text:style-name="P23">&lt;p&gt;&lt;/p&gt; paragrafo</text:p>
      <text:p text:style-name="P23">&lt;blockquote&gt;&lt;/blckquote&gt;</text:p>
      <text:p text:style-name="P23">&lt;<text:span text:style-name="T7">strong&gt;&lt;/strong&gt;</text:span></text:p>
      <text:p text:style-name="P23">&lt;<text:span text:style-name="T7">mark&gt;</text:span></text:p>
      <text:p text:style-name="P23">&lt;<text:span text:style-name="T7">strong&gt;</text:span></text:p>
      <text:p text:style-name="P23">&lt;<text:span text:style-name="T7">sup&gt;</text:span></text:p>
      <text:p text:style-name="P23">&lt;<text:span text:style-name="T7">sub&gt;</text:span></text:p>
      <text:p text:style-name="P23"/>
      <text:p text:style-name="P30">Listas</text:p>
      <text:p text:style-name="P24"/>
      <text:p text:style-name="P24">lista ordenada &lt;ol&gt;</text:p>
      <text:p text:style-name="P24">necessita da tag &lt;li&gt; list item</text:p>
      <text:p text:style-name="P24">eu posso colocar uma lista dentro da outra: &lt;ol&gt;&lt;li&gt;&lt;ol&gt;&lt;li&gt;</text:p>
      <text:p text:style-name="P24">lista não odernada&lt;ul&gt;</text:p>
      <text:p text:style-name="P24"/>
      <text:p text:style-name="P24"/>
      <text:p text:style-name="P31"/>
      <text:p text:style-name="P31"/>
      <text:p text:style-name="P31"/>
      <text:p text:style-name="P31"/>
      <text:p text:style-name="P31"/>
      <text:p text:style-name="P31"><text:soft-page-break/>links</text:p>
      <text:p text:style-name="P24"/>
      <text:p text:style-name="P24">&lt;a&gt;&lt;a/&gt; → tag ancora</text:p>
      <text:p text:style-name="P24">atributos importantes para a ancora: href(pode usar o endereço de um arquivo como link), target, tit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referencias: </text:p>
      <text:p text:style-name="P1"><text:a xlink:type="simple" xlink:href="http://www.ic.uff.br/~aconci/evolucao.html#:~:text=1943%20%2D%20O%20inglês%20Alan%20Turing,eletrônico%2C%20é%20criado%20nos%20EUA" text:style-name="Internet_20_link" text:visited-style-name="Visited_20_Internet_20_Link"><text:span text:style-name="T9">http://www.ic.uff.br/~aconci/evolucao.html#:~:text=1943%20%2D%20O%20ingl%C3%AAs%20Alan%20Turing,eletr%C3%B4nico%2C%20%C3%A9%20criado%20nos%20EUA</text:span></text:a><text:span text:style-name="T9">.</text:span></text:p>
      <text:p text:style-name="P25"/>
      <text:p text:style-name="P1"><text:a xlink:type="simple" xlink:href="https://tecnoblog.net/responde/quem-inventou-o-computador/" text:style-name="Internet_20_link" text:visited-style-name="Visited_20_Internet_20_Link"><text:span text:style-name="T9">https://tecnoblog.net/responde/quem-inventou-o-computador/</text:span></text:a></text:p>
      <text:p text:style-name="P25"/>
      <text:p text:style-name="P1"><text:a xlink:type="simple" xlink:href="https://rockcontent.com/br/blog/historia-da-internet/" text:style-name="Internet_20_link" text:visited-style-name="Visited_20_Internet_20_Link"><text:span text:style-name="T9">https://rockcontent.com/br/blog/historia-da-internet/</text:span></text:a></text:p>
      <text:p text:style-name="P25"><text:a xlink:type="simple" xlink:href="https://www.w3schools.com/html/html_intro.asp" text:style-name="Internet_20_link" text:visited-style-name="Visited_20_Internet_20_Link">https://www.w3schools.com/html/html_intro.asp</text:a></text:p>
      <text:p text:style-name="P25"/>
      <text:p text:style-name="P25">https://kenzie.com.br/blog/servidor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20:20:35.295942807</meta:creation-date>
    <dc:date>2023-02-08T21:10:22.009531445</dc:date>
    <meta:editing-duration>PT3H36M9S</meta:editing-duration>
    <meta:editing-cycles>14</meta:editing-cycles>
    <meta:generator>LibreOffice/7.4.4.2$Linux_X86_64 LibreOffice_project/40$Build-2</meta:generator>
    <meta:document-statistic meta:table-count="0" meta:image-count="0" meta:object-count="0" meta:page-count="4" meta:paragraph-count="71" meta:word-count="726" meta:character-count="5013" meta:non-whitespace-character-count="4355"/>
  </office:meta>
</office:document-meta>
</file>